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gradient" draw:fill-gradient-name="Radial_20_grey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JP-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05cm" draw:marker-start-width="0.275cm" draw:marker-end="Arrow" draw:marker-end-width="0.27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5cm" fo:min-width="0cm"/>
    </style:style>
    <style:style style:name="gr1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color="#808080" fo:font-size="12pt" fo:font-weight="bold"/>
    </style:style>
    <style:style style:name="T1" style:family="text">
      <style:text-properties fo:font-size="12pt"/>
    </style:style>
    <style:style style:name="T2" style:family="text">
      <style:text-properties fo:font-size="13pt"/>
    </style:style>
    <style:style style:name="T3" style:family="text">
      <style:text-properties fo:color="#808080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.002cm" svg:height="3.188cm" svg:x="18.217cm" svg:y="0.653cm">
          <text:p/>
          <draw:enhanced-geometry svg:viewBox="0 0 21600 21600" draw:path-stretchpoint-x="10800" draw:path-stretchpoint-y="10800" draw:text-areas="?f3 ?f4 ?f5 ?f6" draw:type="round-rectangle" draw:modifiers="1151.45813734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2.5cm" svg:height="1.5cm" svg:x="1.877cm" svg:y="1.42cm">
          <text:p text:style-name="P2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5cm" svg:height="1.5cm" svg:x="10.009cm" svg:y="1.449cm">
          <draw:glue-point draw:id="4" svg:x="-0.772cm" svg:y="-4.72cm"/>
          <draw:glue-point draw:id="5" svg:x="-4.46cm" svg:y="-4.886cm"/>
          <draw:glue-point draw:id="6" svg:x="-0.18cm" svg:y="-5cm" draw:escape-direction="up"/>
          <draw:glue-point draw:id="7" svg:x="4.34cm" svg:y="-5cm"/>
          <draw:glue-point draw:id="8" svg:x="5.004cm" svg:y="-3.133cm"/>
          <draw:glue-point draw:id="9" svg:x="5.004cm" svg:y="2.84cm"/>
          <draw:glue-point draw:id="10" svg:x="0.708cm" svg:y="-5cm"/>
          <draw:glue-point draw:id="11" svg:x="-2.528cm" svg:y="5.006cm"/>
          <text:p text:style-name="P2"><text:span text:style-name="T1">Log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layout" svg:width="2.5cm" svg:height="1.5cm" svg:x="10.009cm" svg:y="6.877cm">
          <draw:glue-point draw:id="4" svg:x="5.004cm" svg:y="-2.32cm"/>
          <draw:glue-point draw:id="5" svg:x="4.884cm" svg:y="1.893cm" draw:escape-direction="right"/>
          <draw:glue-point draw:id="6" svg:x="0.96cm" svg:y="-4.966cm"/>
          <draw:glue-point draw:id="7" svg:x="4.58cm" svg:y="-4.7cm" draw:escape-direction="up"/>
          <text:p text:style-name="P2"><text:span text:style-name="T1">Vehicle</text:span></text:p>
          <text:p text:style-name="P2"><text:span text:style-name="T1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5cm" svg:height="1.5cm" svg:x="1.871cm" svg:y="4.274cm">
          <text:p text:style-name="P2"><text:span text:style-name="T1">PreApproval</text:span></text:p>
          <text:p text:style-name="P2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8" draw:layer="layout" svg:width="2.5cm" svg:height="1.5cm" svg:x="19.719cm" svg:y="6.877cm">
          <draw:glue-point draw:id="4" svg:x="-5cm" svg:y="-2.133cm"/>
          <draw:glue-point draw:id="5" svg:x="-5cm" svg:y="1.893cm"/>
          <draw:glue-point draw:id="6" svg:x="-1.952cm" svg:y="5.006cm" draw:escape-direction="down"/>
          <text:p text:style-name="P2"><text:span text:style-name="T1">Payment</text:span></text:p>
          <text:p text:style-name="P2"><text:span text:style-name="T1">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2.5cm" svg:height="1.5cm" svg:x="1.871cm" svg:y="8.495cm">
          <text:p text:style-name="P2"><text:span text:style-name="T1">Credit</text:span></text:p>
          <text:p text:style-name="P2"><text:span text:style-name="T1">Appr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9" draw:layer="layout" svg:width="2.5cm" svg:height="1.5cm" svg:x="19.719cm" svg:y="12.122cm">
          <draw:glue-point draw:id="4" svg:x="-3.032cm" svg:y="5.006cm" draw:escape-direction="down"/>
          <text:p text:style-name="P2"><text:span text:style-name="T1">Credit</text:span></text:p>
          <text:p text:style-name="P2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1">
          <draw:custom-shape draw:style-name="gr3" draw:text-style-name="P3" draw:layer="layout" svg:width="2.5cm" svg:height="1.5cm" svg:x="10.009cm" svg:y="12.0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.25cm" svg:height="1.25cm" svg:x="10.134cm" svg:y="12.203cm">
            <text:p text:style-name="P3"><text:span text:style-name="T2">Cancell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5" draw:text-style-name="P3" draw:layer="layout" svg:width="2.5cm" svg:height="1.5cm" svg:x="1.871cm" svg:y="13.2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2.25cm" svg:height="1.25cm" svg:x="1.996cm" svg:y="13.388cm">
            <text:p text:style-name="P3"><text:span text:style-name="T2">Credit</text:span></text:p>
            <text:p text:style-name="P3"><text:span text:style-name="T2">Expir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custom-shape draw:style-name="gr7" draw:text-style-name="P3" draw:layer="layout" svg:width="2.822cm" svg:height="1.5cm" svg:x="1.599cm" svg:y="15.2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2.54cm" svg:height="1.25cm" svg:x="1.74cm" svg:y="15.331cm">
            <text:p text:style-name="P3"><text:span text:style-name="T2">Application</text:span></text:p>
            <text:p text:style-name="P3"><text:span text:style-name="T2">Reject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0">
          <draw:custom-shape draw:style-name="gr9" draw:text-style-name="P3" draw:layer="layout" svg:width="2.5cm" svg:height="1.5cm" svg:x="19.719cm" svg:y="15.2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25cm" svg:height="1.25cm" svg:x="19.844cm" svg:y="15.331cm">
            <text:p text:style-name="P3"><text:span text:style-name="T2">Credit</text:span></text:p>
            <text:p text:style-name="P3"><text:span text:style-name="T2">Accept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" draw:layer="layout" draw:type="curve" svg:x1="4.377cm" svg:y1="2.17cm" svg:x2="10.009cm" svg:y2="2.199cm" draw:start-shape="id1" draw:start-glue-point="1" draw:end-shape="id2" draw:end-glue-point="3">
          <text:p/>
        </draw:connector>
        <draw:connector draw:style-name="gr11" draw:text-style-name="P1" draw:layer="layout" draw:type="curve" draw:line-skew="-0.327cm" svg:x1="10.627cm" svg:y1="2.949cm" svg:x2="3.121cm" svg:y2="4.274cm" draw:start-shape="id2" draw:start-glue-point="11" draw:end-shape="id3">
          <text:p/>
        </draw:connector>
        <draw:connector draw:style-name="gr11" draw:text-style-name="P1" draw:layer="layout" draw:type="curve" svg:x1="11.259cm" svg:y1="2.949cm" svg:x2="11.259cm" svg:y2="6.877cm" draw:start-shape="id2" draw:start-glue-point="2" draw:end-shape="id4" draw:end-glue-point="0">
          <text:p/>
        </draw:connector>
        <draw:connector draw:style-name="gr11" draw:text-style-name="P1" draw:layer="layout" draw:type="curve" svg:x1="3.121cm" svg:y1="5.774cm" svg:x2="3.121cm" svg:y2="8.495cm" draw:start-shape="id3" draw:start-glue-point="2" draw:end-shape="id5" draw:end-glue-point="0">
          <text:p/>
        </draw:connector>
        <draw:connector draw:style-name="gr11" draw:text-style-name="P1" draw:layer="layout" draw:type="curve" draw:line-skew="-0.44cm" svg:x1="1.871cm" svg:y1="5.024cm" svg:x2="1.599cm" svg:y2="15.956cm" draw:start-shape="id3" draw:start-glue-point="3" draw:end-shape="id6">
          <text:p/>
        </draw:connector>
        <draw:connector draw:style-name="gr11" draw:text-style-name="P1" draw:layer="layout" draw:type="curve" draw:line-skew="1.861cm" svg:x1="4.371cm" svg:y1="9.245cm" svg:x2="10.009cm" svg:y2="7.627cm" draw:start-shape="id5" draw:start-glue-point="1" draw:end-shape="id4" draw:end-glue-point="3">
          <text:p/>
        </draw:connector>
        <draw:connector draw:style-name="gr12" draw:text-style-name="P1" draw:layer="layout" draw:type="curve" svg:x1="3.121cm" svg:y1="9.995cm" svg:x2="3.121cm" svg:y2="13.263cm" draw:start-shape="id5" draw:start-glue-point="2" draw:end-shape="id7" draw:end-glue-point="0">
          <text:p/>
        </draw:connector>
        <draw:connector draw:style-name="gr11" draw:text-style-name="P1" draw:layer="layout" draw:type="curve" svg:x1="12.509cm" svg:y1="7.279cm" svg:x2="19.719cm" svg:y2="7.308cm" draw:start-shape="id4" draw:start-glue-point="4" draw:end-shape="id8" draw:end-glue-point="4">
          <text:p/>
        </draw:connector>
        <draw:connector draw:style-name="gr11" draw:text-style-name="P1" draw:layer="layout" draw:type="curve" svg:x1="19.719cm" svg:y1="7.91cm" svg:x2="12.48cm" svg:y2="7.91cm" draw:start-shape="id8" draw:start-glue-point="5" draw:end-shape="id4" draw:end-glue-point="5">
          <text:p/>
        </draw:connector>
        <draw:connector draw:style-name="gr11" draw:text-style-name="P1" draw:layer="layout" draw:type="curve" svg:x1="20.969cm" svg:y1="8.377cm" svg:x2="20.969cm" svg:y2="12.122cm" draw:start-shape="id8" draw:start-glue-point="2" draw:end-shape="id9" draw:end-glue-point="0">
          <text:p/>
        </draw:connector>
        <draw:connector draw:style-name="gr11" draw:text-style-name="P1" draw:layer="layout" draw:type="curve" svg:x1="20.969cm" svg:y1="13.622cm" svg:x2="20.969cm" svg:y2="15.206cm" draw:start-shape="id9" draw:start-glue-point="2" draw:end-shape="id10" draw:end-glue-point="0">
          <text:p/>
        </draw:connector>
        <draw:connector draw:style-name="gr11" draw:text-style-name="P1" draw:layer="layout" draw:type="curve" draw:line-skew="4.427cm" svg:x1="19.719cm" svg:y1="12.872cm" svg:x2="4.421cm" svg:y2="15.956cm" draw:start-shape="id9" draw:start-glue-point="3" draw:end-shape="id6" draw:end-glue-point="1">
          <text:p/>
        </draw:connector>
        <draw:connector draw:style-name="gr11" draw:text-style-name="P1" draw:layer="layout" draw:type="curve" svg:x1="11.259cm" svg:y1="8.377cm" svg:x2="11.259cm" svg:y2="12.078cm" draw:start-shape="id4" draw:start-glue-point="2" draw:end-shape="id11" draw:end-glue-point="0">
          <text:p/>
        </draw:connector>
        <draw:connector draw:style-name="gr11" draw:text-style-name="P1" draw:layer="layout" draw:type="curve" draw:line-skew="-0.837cm" svg:x1="11.499cm" svg:y1="6.883cm" svg:x2="12.404cm" svg:y2="6.922cm" draw:start-shape="id4" draw:start-glue-point="6" draw:end-shape="id4" draw:end-glue-point="7">
          <text:p/>
        </draw:connector>
        <draw:connector draw:style-name="gr12" draw:text-style-name="P1" draw:layer="layout" draw:type="line" svg:x1="20.481cm" svg:y1="8.377cm" svg:x2="12.509cm" svg:y2="12.828cm" draw:start-shape="id8" draw:start-glue-point="6" draw:end-shape="id11" draw:end-glue-point="1">
          <text:p/>
        </draw:connector>
        <draw:connector draw:style-name="gr11" draw:text-style-name="P1" draw:layer="layout" draw:type="curve" draw:line-skew="0.795cm" svg:x1="12.509cm" svg:y1="1.73cm" svg:x2="12.509cm" svg:y2="2.625cm" draw:start-shape="id2" draw:start-glue-point="8" draw:end-shape="id2" draw:end-glue-point="9">
          <text:p/>
        </draw:connector>
        <draw:connector draw:style-name="gr11" draw:text-style-name="P1" draw:layer="layout" draw:type="curve" draw:line-skew="-0.599cm" svg:x1="10.144cm" svg:y1="1.467cm" svg:x2="11.066cm" svg:y2="1.491cm" draw:start-shape="id2" draw:start-glue-point="5" draw:end-shape="id2" draw:end-glue-point="4">
          <text:p/>
        </draw:connector>
        <draw:connector draw:style-name="gr11" draw:text-style-name="P1" draw:layer="layout" draw:type="curve" draw:line-skew="-0.611cm" svg:x1="11.436cm" svg:y1="1.449cm" svg:x2="12.344cm" svg:y2="1.449cm" draw:start-shape="id2" draw:start-glue-point="10" draw:end-shape="id2" draw:end-glue-point="7">
          <text:p/>
        </draw:connector>
        <draw:frame draw:style-name="gr13" draw:layer="layout" svg:width="2.662cm" svg:height="0.564cm" svg:x="4.98cm" svg:y="1.5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4.336cm" svg:height="0.564cm" svg:x="13.273cm" svg:y="1.2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4.533cm" svg:height="0.564cm" svg:x="12.312cm" svg:y="0.40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5.394cm" svg:height="0.564cm" svg:x="4.824cm" svg:y="0.40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4.042cm" svg:height="0.564cm" svg:x="11.32cm" svg:y="3.83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4.017cm" svg:height="0.564cm" svg:x="3.861cm" svg:y="3.58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layer="layout" svg:width="2.789cm" svg:height="0.564cm" svg:x="0cm" svg:y="6.8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3.435cm" svg:height="0.564cm" svg:x="3.12cm" svg:y="6.7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layer="layout" svg:width="4.042cm" svg:height="0.564cm" svg:x="4.655cm" svg:y="8.3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layer="layout" svg:width="3.939cm" svg:height="1.15cm" svg:x="3.099cm" svg:y="11.1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layer="layout" svg:width="4.066cm" svg:height="1.15cm" svg:x="12.219cm" svg:y="9.65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layer="layout" svg:width="3.035cm" svg:height="0.564cm" svg:x="8.155cm" svg:y="10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layer="layout" svg:width="4.638cm" svg:height="0.564cm" svg:x="12.317cm" svg:y="5.14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layer="layout" svg:width="4.842cm" svg:height="0.564cm" svg:x="13.683cm" svg:y="6.6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layer="layout" svg:width="4.219cm" svg:height="0.564cm" svg:x="13.948cm" svg:y="7.99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layer="layout" svg:width="3.968cm" svg:height="1.15cm" svg:x="17.016cm" svg:y="10.34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layer="layout" svg:width="2.912cm" svg:height="0.564cm" svg:x="6.938cm" svg:y="15.25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layer="layout" svg:width="3.044cm" svg:height="0.564cm" svg:x="17.892cm" svg:y="14.01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11" draw:text-style-name="P1" draw:layer="layout" draw:type="curve" draw:line-skew="0.201cm" svg:x1="2.336cm" svg:y1="0.286cm" svg:x2="3.127cm" svg:y2="1.42cm" draw:end-shape="id1" draw:end-glue-point="0">
          <text:p/>
        </draw:connector>
        <draw:custom-shape draw:style-name="gr2" draw:text-style-name="P2" draw:id="id12" draw:layer="layout" svg:width="1.253cm" svg:height="0.866cm" svg:x="18.526cm" svg:y="1.513cm">
          <text:p text:style-name="P2"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draw:line-skew="0.21cm" svg:x1="18.649cm" svg:y1="0.875cm" svg:x2="19.152cm" svg:y2="1.513cm" draw:end-shape="id12" draw:end-glue-point="0">
          <text:p/>
        </draw:connector>
        <draw:g>
          <draw:custom-shape draw:style-name="gr15" draw:text-style-name="P3" draw:layer="layout" svg:width="1.253cm" svg:height="0.867cm" svg:x="18.547cm" svg:y="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1.127cm" svg:height="0.722cm" svg:x="18.61cm" svg:y="2.809cm">
            <text:p text:style-name="P3"><text:span text:style-name="T2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4" draw:layer="layout" svg:width="2.509cm" svg:height="0.735cm" svg:x="19.748cm" svg:y="1.546cm">
          <draw:text-box>
            <text:p text:style-name="P4"><text:span text:style-name="T1">initial state</text:span></text:p>
          </draw:text-box>
        </draw:frame>
        <draw:frame draw:style-name="gr17" draw:text-style-name="P4" draw:layer="layout" svg:width="2.327cm" svg:height="0.735cm" svg:x="19.748cm" svg:y="2.769cm">
          <draw:text-box>
            <text:p text:style-name="P4"><text:span text:style-name="T1">final state</text:span></text:p>
          </draw:text-box>
        </draw:frame>
        <draw:frame draw:style-name="gr18" draw:text-style-name="P5" draw:layer="layout" svg:width="2.009cm" svg:height="0.738cm" svg:x="17.957cm" svg:y="-0.084cm">
          <draw:text-box>
            <text:p text:style-name="P5"><text:span text:style-name="T3">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Radial_20_grey" draw:display-name="Radial grey" draw:style="radial" draw:cx="50%" draw:cy="50%" draw:start-color="#e6e6e6" draw:end-color="#ffffff" draw:start-intensity="100%" draw:end-intensity="100%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JP-Dashed" draw:style="rect" draw:dots1="1" draw:dots1-length="0.508cm" draw:dots2="1" draw:dots2-length="0.508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352cm" fo:page-height="16.89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5T09:56:50</dc:date>
    <meta:editing-cycles>37</meta:editing-cycles>
    <meta:editing-duration>PT1H26M40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6</math:mn>
      </math:msub>
      <math:mi>:</math:mi>
      <math:mi/>
      <math:mi math:fontstyle="italic">selectVehicle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6:~selectVehicle({}+{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preApproval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5:~preApproval({}+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7</math:mn>
      </math:msub>
      <math:mi>:</math:mi>
      <math:mi/>
      <math:mi math:fontstyle="italic">reject</math:mi>
      <math:mrow>
        <math:mo math:stretchy="false"></math:mo>
        <math:mrow>
          <math:mrow/>
          <math:mo math:stretchy="false">−</math:mo>
          <math:mrow/>
        </math:mrow>
        <math:mo math:stretchy="false"></math:mo>
      </math:mrow>
    </math:mrow>
    <math:annotation math:encoding="StarMath 5.0">T_7:~reject({}-{}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8</math:mn>
      </math:msub>
      <math:mi>:</math:mi>
      <math:mi/>
      <math:mi math:fontstyle="italic">approved</math:mi>
      <math:mrow>
        <math:mo math:stretchy="false"></math:mo>
        <math:mrow>
          <math:mrow/>
          <math:mo math:stretchy="false">−</math:mo>
          <math:mrow/>
        </math:mrow>
        <math:mo math:stretchy="false"></math:mo>
      </math:mrow>
    </math:mrow>
    <math:annotation math:encoding="StarMath 5.0">T_8:~approved({}-{}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9</math:mn>
      </math:msub>
      <math:mi>:</math:mi>
      <math:mi/>
      <math:mi math:fontstyle="italic">selectVehicle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9:~selectVehicle({}+{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10</math:mn>
          </math:msub>
          <math:mi>:</math:mi>
          <math:mi/>
          <math:mo math:stretchy="false"></math:mo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</math:mo>
            <math:mrow>
              <math:msub>
                <math:mi>T</math:mi>
                <math:mn>8</math:mn>
              </math:msub>
              <math:mo math:stretchy="false">=</math:mo>
              <math:mn>30d</math:mn>
            </math:mrow>
            <math:mo math:stretchy="false"></math:mo>
          </math:mrow>
        </math:mrow>
      </math:mtr>
    </math:mtable>
    <math:annotation math:encoding="StarMath 5.0">T_10:~%varepsilon newline
nitalic {M-Invoke}(T_8 = 30d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15</math:mn>
          </math:msub>
          <math:mi>:</math:mi>
          <math:mi/>
          <math:mo math:stretchy="false"></math:mo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</math:mo>
            <math:mrow>
              <math:msub>
                <math:mi>T</math:mi>
                <math:mn>13</math:mn>
              </math:msub>
              <math:mo math:stretchy="false">=</math:mo>
              <math:mn>30d</math:mn>
            </math:mrow>
            <math:mo math:stretchy="false"></math:mo>
          </math:mrow>
        </math:mrow>
      </math:mtr>
    </math:mtable>
    <math:annotation math:encoding="StarMath 5.0">T_15:~%varepsilon newline
nitalic {M-Invoke}(T_13 = 30d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1</math:mn>
      </math:msub>
      <math:mi>:</math:mi>
      <math:mi/>
      <math:mi math:fontstyle="italic">cancel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11:~cancel({}+{}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2</math:mn>
      </math:msub>
      <math:mi>:</math:mi>
      <math:mi/>
      <math:mi math:fontstyle="italic">modifySelection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12:~modifySelection({}+{}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3</math:mn>
      </math:msub>
      <math:mi>:</math:mi>
      <math:mi/>
      <math:mi math:fontstyle="italic">estimatePayment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13:~estimatePayment({}+{}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8</math:mn>
      </math:msub>
      <math:mi>:</math:mi>
      <math:mi/>
      <math:mi math:fontstyle="italic">reapplication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18:~reapplication({}+{}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14</math:mn>
          </math:msub>
          <math:mi>:</math:mi>
          <math:mi/>
          <math:mi math:fontstyle="italic">fullCredit</math:mi>
          <math:mrow>
            <math:mo math:stretchy="false"></math:mo>
            <math:mrow>
              <math:mrow/>
              <math:mo math:stretchy="false"></math:mo>
              <math:mrow/>
            </math:mrow>
            <math:mo math:stretchy="false"></math:mo>
          </math:mrow>
        </math:mrow>
      </math:mtr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</math:mo>
            <math:mrow>
              <math:msub>
                <math:mi>T</math:mi>
                <math:mn>13</math:mn>
              </math:msub>
              <math:mo math:stretchy="false"></math:mo>
              <math:mn>24h</math:mn>
            </math:mrow>
            <math:mo math:stretchy="false"></math:mo>
          </math:mrow>
        </math:mrow>
      </math:mtr>
    </math:mtable>
    <math:annotation math:encoding="StarMath 5.0">T_14:~fullCredit({}+{}) newline
nitalic {C-Invoke}(T_13 leslant 24h 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7</math:mn>
      </math:msub>
      <math:mi>:</math:mi>
      <math:mi/>
      <math:mi math:fontstyle="italic">reject</math:mi>
      <math:mrow>
        <math:mo math:stretchy="false"></math:mo>
        <math:mrow>
          <math:mrow/>
          <math:mo math:stretchy="false">−</math:mo>
          <math:mrow/>
        </math:mrow>
        <math:mo math:stretchy="false"></math:mo>
      </math:mrow>
    </math:mrow>
    <math:annotation math:encoding="StarMath 5.0">T_17:~reject({}-{}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6</math:mn>
      </math:msub>
      <math:mi>:</math:mi>
      <math:mi/>
      <math:mi math:fontstyle="italic">accept</math:mi>
      <math:mrow>
        <math:mo math:stretchy="false"></math:mo>
        <math:mrow>
          <math:mrow/>
          <math:mo math:stretchy="false">−</math:mo>
          <math:mrow/>
        </math:mrow>
        <math:mo math:stretchy="false"></math:mo>
      </math:mrow>
    </math:mrow>
    <math:annotation math:encoding="StarMath 5.0">T_16:~accept({}-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login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1:~login({}+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 math:fontstyle="italic">budgetPlanner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2:~budgetPlanner({}+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/>
      <math:mi math:fontstyle="italic">leaseOrBuyTest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3:~leaseOrBuyTest({}+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i/>
      <math:mi math:fontstyle="italic">accountManagement</math:mi>
      <math:mrow>
        <math:mo math:stretchy="false"></math:mo>
        <math:mrow>
          <math:mrow/>
          <math:mo math:stretchy="false"></math:mo>
          <math:mrow/>
        </math:mrow>
        <math:mo math:stretchy="false"></math:mo>
      </math:mrow>
    </math:mrow>
    <math:annotation math:encoding="StarMath 5.0">T_4:~accountManagement({}+{})</math:annotation>
  </math:semantics>
</math:math>
</file>